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19afd" officeooo:paragraph-rsid="00119afd" style:font-weight-asian="normal" style:font-weight-complex="normal"/>
    </style:style>
    <style:style style:name="T1" style:family="text">
      <style:text-properties officeooo:rsid="00119afd"/>
    </style:style>
    <style:style style:name="T2" style:family="text">
      <style:text-properties fo:font-weight="bold" officeooo:rsid="00119af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19af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 <text:s text:c="16"/><text:span text:style-name="T3">CREAT OWN ROOTFS</text:span></text:p>
      <text:p text:style-name="Standard"><text:span text:style-name="T3"/></text:p>
      <text:p text:style-name="P1">mahannee@VTA076L:~/own_rootfs$ sudo qemu-debootstrap --arch=arm64 xenial arm64-ubuntu</text:p>
      <text:p text:style-name="P1">[sudo] password for mahannee: </text:p>
      <text:p text:style-name="P1">I: Running command: debootstrap --arch arm64 --foreign xenial arm64-ubuntu</text:p>
      <text:p text:style-name="P1">I: Retrieving InRelease </text:p>
      <text:p text:style-name="P1">I: Checking Release signature</text:p>
      <text:p text:style-name="P1">I: Valid Release signature (key id 790BC7277767219C42C86F933B4FE6ACC0B21F32)</text:p>
      <text:p text:style-name="P1">I: Retrieving Packages </text:p>
      <text:p text:style-name="P1">I: Validating Packages </text:p>
      <text:p text:style-name="P1">I: Resolving dependencies of required packages...</text:p>
      <text:p text:style-name="P1">I: Resolving dependencies of base packages...</text:p>
      <text:p text:style-name="P1">I: Checking component main on http://ports.ubuntu.com/ubuntu-ports...</text:p>
      <text:p text:style-name="P1">I: Retrieving adduser 3.113+nmu3ubuntu4</text:p>
      <text:p text:style-name="P1">I: Validating adduser 3.113+nmu3ubuntu4</text:p>
      <text:p text:style-name="P1">I: Retrieving apt 1.2.10ubuntu1</text:p>
      <text:p text:style-name="P1">I: Validating apt 1.2.10ubuntu1</text:p>
      <text:p text:style-name="P1">I: Retrieving apt-utils 1.2.10ubuntu1</text:p>
      <text:p text:style-name="P1">I: Validating apt-utils 1.2.10ubuntu1</text:p>
      <text:p text:style-name="P1">I: Retrieving base-files 9.4ubuntu4</text:p>
      <text:p text:style-name="P1">I: Validating base-files 9.4ubuntu4</text:p>
      <text:p text:style-name="P1">I: Retrieving base-passwd 3.5.39</text:p>
      <text:p text:style-name="P1">I: Validating base-passwd 3.5.39</text:p>
      <text:p text:style-name="P1">I: Retrieving bash 4.3-14ubuntu1</text:p>
      <text:p text:style-name="P1">I: Validating bash 4.3-14ubuntu1</text:p>
      <text:p text:style-name="P1">I: Retrieving bsdutils 1:2.27.1-6ubuntu3</text:p>
      <text:p text:style-name="P1">I: Validating bsdutils 1:2.27.1-6ubuntu3</text:p>
      <text:p text:style-name="P1">I: Retrieving busybox-initramfs 1:1.22.0-15ubuntu1</text:p>
      <text:p text:style-name="P1">I: Validating busybox-initramfs 1:1.22.0-15ubuntu1</text:p>
      <text:p text:style-name="P1">I: Retrieving bzip2 1.0.6-8</text:p>
      <text:p text:style-name="P1">I: Validating bzip2 1.0.6-8</text:p>
      <text:p text:style-name="P1">I: Retrieving console-setup 1.108ubuntu15</text:p>
      <text:p text:style-name="P1">I: Validating console-setup 1.108ubuntu15</text:p>
      <text:p text:style-name="P1">I: Retrieving console-setup-linux 1.108ubuntu15</text:p>
      <text:p text:style-name="P1">I: Validating console-setup-linux 1.108ubuntu15</text:p>
      <text:p text:style-name="P1">I: Retrieving coreutils 8.25-2ubuntu2</text:p>
      <text:p text:style-name="P1">I: Validating coreutils 8.25-2ubuntu2</text:p>
      <text:p text:style-name="P1">I: Retrieving cpio 2.11+dfsg-5ubuntu1</text:p>
      <text:p text:style-name="P1">I: Validating cpio 2.11+dfsg-5ubuntu1</text:p>
      <text:p text:style-name="P1">I: Retrieving cron 3.0pl1-128ubuntu2</text:p>
      <text:p text:style-name="P1">I: Validating cron 3.0pl1-128ubuntu2</text:p>
      <text:p text:style-name="P1">I: Retrieving dash 0.5.8-2.1ubuntu2</text:p>
      <text:p text:style-name="P1">I: Validating dash 0.5.8-2.1ubuntu2</text:p>
      <text:p text:style-name="P1">I: Retrieving debconf 1.5.58ubuntu1</text:p>
      <text:p text:style-name="P1">I: Validating debconf 1.5.58ubuntu1</text:p>
      <text:p text:style-name="P1">I: Retrieving debconf-i18n 1.5.58ubuntu1</text:p>
      <text:p text:style-name="P1">I: Validating debconf-i18n 1.5.58ubuntu1</text:p>
      <text:p text:style-name="P1">I: Retrieving debianutils 4.7</text:p>
      <text:p text:style-name="P1">I: Validating debianutils 4.7</text:p>
      <text:p text:style-name="P1">I: Retrieving dh-python 2.20151103ubuntu1</text:p>
      <text:p text:style-name="P1">I: Validating dh-python 2.20151103ubuntu1</text:p>
      <text:p text:style-name="P1">I: Retrieving diffutils 1:3.3-3</text:p>
      <text:p text:style-name="P1"><text:soft-page-break/>I: Validating diffutils 1:3.3-3</text:p>
      <text:p text:style-name="P1">I: Retrieving distro-info-data 0.28</text:p>
      <text:p text:style-name="P1">I: Validating distro-info-data 0.28</text:p>
      <text:p text:style-name="P1">I: Retrieving dpkg 1.18.4ubuntu1</text:p>
      <text:p text:style-name="P1">I: Validating dpkg 1.18.4ubuntu1</text:p>
      <text:p text:style-name="P1">I: Retrieving e2fslibs 1.42.13-1ubuntu1</text:p>
      <text:p text:style-name="P1">I: Validating e2fslibs 1.42.13-1ubuntu1</text:p>
      <text:p text:style-name="P1">I: Retrieving e2fsprogs 1.42.13-1ubuntu1</text:p>
      <text:p text:style-name="P1">I: Validating e2fsprogs 1.42.13-1ubuntu1</text:p>
      <text:p text:style-name="P1">I: Retrieving eject 2.1.5+deb1+cvs20081104-13.1</text:p>
      <text:p text:style-name="P1">I: Validating eject 2.1.5+deb1+cvs20081104-13.1</text:p>
      <text:p text:style-name="P1">I: Retrieving file 1:5.25-2ubuntu1</text:p>
      <text:p text:style-name="P1">I: Validating file 1:5.25-2ubuntu1</text:p>
      <text:p text:style-name="P1">I: Retrieving findutils 4.6.0+git+20160126-2</text:p>
      <text:p text:style-name="P1">I: Validating findutils 4.6.0+git+20160126-2</text:p>
      <text:p text:style-name="P1">I: Retrieving gcc-5-base 5.3.1-14ubuntu2</text:p>
      <text:p text:style-name="P1">I: Validating gcc-5-base 5.3.1-14ubuntu2</text:p>
      <text:p text:style-name="P1">I: Retrieving gcc-6-base 6.0.1-0ubuntu1</text:p>
      <text:p text:style-name="P1">I: Validating gcc-6-base 6.0.1-0ubuntu1</text:p>
      <text:p text:style-name="P1">I: Retrieving gnupg 1.4.20-1ubuntu3</text:p>
      <text:p text:style-name="P1">I: Validating gnupg 1.4.20-1ubuntu3</text:p>
      <text:p text:style-name="P1">I: Retrieving gpgv 1.4.20-1ubuntu3</text:p>
      <text:p text:style-name="P1">I: Validating gpgv 1.4.20-1ubuntu3</text:p>
      <text:p text:style-name="P1">I: Retrieving grep 2.24-1</text:p>
      <text:p text:style-name="P1">I: Validating grep 2.24-1</text:p>
      <text:p text:style-name="P1">I: Retrieving gzip 1.6-4ubuntu1</text:p>
      <text:p text:style-name="P1">I: Validating gzip 1.6-4ubuntu1</text:p>
      <text:p text:style-name="P1">I: Retrieving hostname 3.16ubuntu2</text:p>
      <text:p text:style-name="P1">I: Validating hostname 3.16ubuntu2</text:p>
      <text:p text:style-name="P1">I: Retrieving ifupdown 0.8.10ubuntu1</text:p>
      <text:p text:style-name="P1">I: Validating ifupdown 0.8.10ubuntu1</text:p>
      <text:p text:style-name="P1">I: Retrieving init 1.29ubuntu1</text:p>
      <text:p text:style-name="P1">I: Validating init 1.29ubuntu1</text:p>
      <text:p text:style-name="P1">I: Retrieving init-system-helpers 1.29ubuntu1</text:p>
      <text:p text:style-name="P1">I: Validating init-system-helpers 1.29ubuntu1</text:p>
      <text:p text:style-name="P1">I: Retrieving initramfs-tools 0.122ubuntu8</text:p>
      <text:p text:style-name="P1">I: Validating initramfs-tools 0.122ubuntu8</text:p>
      <text:p text:style-name="P1">I: Retrieving initramfs-tools-bin 0.122ubuntu8</text:p>
      <text:p text:style-name="P1">I: Validating initramfs-tools-bin 0.122ubuntu8</text:p>
      <text:p text:style-name="P1">I: Retrieving initramfs-tools-core 0.122ubuntu8</text:p>
      <text:p text:style-name="P1">I: Validating initramfs-tools-core 0.122ubuntu8</text:p>
      <text:p text:style-name="P1">I: Retrieving initscripts 2.88dsf-59.3ubuntu2</text:p>
      <text:p text:style-name="P1">I: Validating initscripts 2.88dsf-59.3ubuntu2</text:p>
      <text:p text:style-name="P1">I: Retrieving insserv 1.14.0-5ubuntu3</text:p>
      <text:p text:style-name="P1">I: Validating insserv 1.14.0-5ubuntu3</text:p>
      <text:p text:style-name="P1">I: Retrieving iproute2 4.3.0-1ubuntu3</text:p>
      <text:p text:style-name="P1">I: Validating iproute2 4.3.0-1ubuntu3</text:p>
      <text:p text:style-name="P1">I: Retrieving iputils-ping 3:20121221-5ubuntu2</text:p>
      <text:p text:style-name="P1">I: Validating iputils-ping 3:20121221-5ubuntu2</text:p>
      <text:p text:style-name="P1">I: Retrieving isc-dhcp-client 4.3.3-5ubuntu12</text:p>
      <text:p text:style-name="P1">I: Validating isc-dhcp-client 4.3.3-5ubuntu12</text:p>
      <text:p text:style-name="P1">I: Retrieving isc-dhcp-common 4.3.3-5ubuntu12</text:p>
      <text:p text:style-name="P1"><text:soft-page-break/>I: Validating isc-dhcp-common 4.3.3-5ubuntu12</text:p>
      <text:p text:style-name="P1">I: Retrieving kbd 1.15.5-1ubuntu4</text:p>
      <text:p text:style-name="P1">I: Validating kbd 1.15.5-1ubuntu4</text:p>
      <text:p text:style-name="P1">I: Retrieving keyboard-configuration 1.108ubuntu15</text:p>
      <text:p text:style-name="P1">I: Validating keyboard-configuration 1.108ubuntu15</text:p>
      <text:p text:style-name="P1">I: Retrieving klibc-utils 2.0.4-8ubuntu1</text:p>
      <text:p text:style-name="P1">I: Validating klibc-utils 2.0.4-8ubuntu1</text:p>
      <text:p text:style-name="P1">I: Retrieving kmod 22-1ubuntu4</text:p>
      <text:p text:style-name="P1">I: Validating kmod 22-1ubuntu4</text:p>
      <text:p text:style-name="P1">I: Retrieving less 481-2.1</text:p>
      <text:p text:style-name="P1">I: Validating less 481-2.1</text:p>
      <text:p text:style-name="P1">I: Retrieving libacl1 2.2.52-3</text:p>
      <text:p text:style-name="P1">I: Validating libacl1 2.2.52-3</text:p>
      <text:p text:style-name="P1">I: Retrieving libapparmor1 2.10.95-0ubuntu2</text:p>
      <text:p text:style-name="P1">I: Validating libapparmor1 2.10.95-0ubuntu2</text:p>
      <text:p text:style-name="P1">I: Retrieving libapt-inst2.0 1.2.10ubuntu1</text:p>
      <text:p text:style-name="P1">I: Validating libapt-inst2.0 1.2.10ubuntu1</text:p>
      <text:p text:style-name="P1">I: Retrieving libapt-pkg5.0 1.2.10ubuntu1</text:p>
      <text:p text:style-name="P1">I: Validating libapt-pkg5.0 1.2.10ubuntu1</text:p>
      <text:p text:style-name="P1">I: Retrieving libatm1 1:2.5.1-1.5</text:p>
      <text:p text:style-name="P1">I: Validating libatm1 1:2.5.1-1.5</text:p>
      <text:p text:style-name="P1">I: Retrieving libattr1 1:2.4.47-2</text:p>
      <text:p text:style-name="P1">I: Validating libattr1 1:2.4.47-2</text:p>
      <text:p text:style-name="P1">I: Retrieving libaudit-common 1:2.4.5-1ubuntu2</text:p>
      <text:p text:style-name="P1">I: Validating libaudit-common 1:2.4.5-1ubuntu2</text:p>
      <text:p text:style-name="P1">I: Retrieving libaudit1 1:2.4.5-1ubuntu2</text:p>
      <text:p text:style-name="P1">I: Validating libaudit1 1:2.4.5-1ubuntu2</text:p>
      <text:p text:style-name="P1">I: Retrieving libblkid1 2.27.1-6ubuntu3</text:p>
      <text:p text:style-name="P1">I: Validating libblkid1 2.27.1-6ubuntu3</text:p>
      <text:p text:style-name="P1">I: Retrieving libbsd0 0.8.2-1</text:p>
      <text:p text:style-name="P1">I: Validating libbsd0 0.8.2-1</text:p>
      <text:p text:style-name="P1">I: Retrieving libbz2-1.0 1.0.6-8</text:p>
      <text:p text:style-name="P1">I: Validating libbz2-1.0 1.0.6-8</text:p>
      <text:p text:style-name="P1">I: Retrieving libc-bin 2.23-0ubuntu3</text:p>
      <text:p text:style-name="P1">I: Validating libc-bin 2.23-0ubuntu3</text:p>
      <text:p text:style-name="P1">I: Retrieving libc6 2.23-0ubuntu3</text:p>
      <text:p text:style-name="P1">I: Validating libc6 2.23-0ubuntu3</text:p>
      <text:p text:style-name="P1">I: Retrieving libcap2 1:2.24-12</text:p>
      <text:p text:style-name="P1">I: Validating libcap2 1:2.24-12</text:p>
      <text:p text:style-name="P1">I: Retrieving libcap2-bin 1:2.24-12</text:p>
      <text:p text:style-name="P1">I: Validating libcap2-bin 1:2.24-12</text:p>
      <text:p text:style-name="P1">I: Retrieving libcomerr2 1.42.13-1ubuntu1</text:p>
      <text:p text:style-name="P1">I: Validating libcomerr2 1.42.13-1ubuntu1</text:p>
      <text:p text:style-name="P1">I: Retrieving libcryptsetup4 2:1.6.6-5ubuntu2</text:p>
      <text:p text:style-name="P1">I: Validating libcryptsetup4 2:1.6.6-5ubuntu2</text:p>
      <text:p text:style-name="P1">I: Retrieving libdb5.3 5.3.28-11</text:p>
      <text:p text:style-name="P1">I: Validating libdb5.3 5.3.28-11</text:p>
      <text:p text:style-name="P1">I: Retrieving libdebconfclient0 0.198ubuntu1</text:p>
      <text:p text:style-name="P1">I: Validating libdebconfclient0 0.198ubuntu1</text:p>
      <text:p text:style-name="P1">I: Retrieving libdevmapper1.02.1 2:1.02.110-1ubuntu10</text:p>
      <text:p text:style-name="P1">I: Validating libdevmapper1.02.1 2:1.02.110-1ubuntu10</text:p>
      <text:p text:style-name="P1">I: Retrieving libdns-export162 1:9.10.3.dfsg.P4-8</text:p>
      <text:p text:style-name="P1"><text:soft-page-break/>I: Validating libdns-export162 1:9.10.3.dfsg.P4-8</text:p>
      <text:p text:style-name="P1">I: Retrieving libestr0 0.1.10-1</text:p>
      <text:p text:style-name="P1">I: Validating libestr0 0.1.10-1</text:p>
      <text:p text:style-name="P1">I: Retrieving libexpat1 2.1.0-7</text:p>
      <text:p text:style-name="P1">I: Validating libexpat1 2.1.0-7</text:p>
      <text:p text:style-name="P1">I: Retrieving libfdisk1 2.27.1-6ubuntu3</text:p>
      <text:p text:style-name="P1">I: Validating libfdisk1 2.27.1-6ubuntu3</text:p>
      <text:p text:style-name="P1">I: Retrieving libffi6 3.2.1-4</text:p>
      <text:p text:style-name="P1">I: Validating libffi6 3.2.1-4</text:p>
      <text:p text:style-name="P1">I: Retrieving libfribidi0 0.19.7-1</text:p>
      <text:p text:style-name="P1">I: Validating libfribidi0 0.19.7-1</text:p>
      <text:p text:style-name="P1">I: Retrieving libgcc1 1:6.0.1-0ubuntu1</text:p>
      <text:p text:style-name="P1">I: Validating libgcc1 1:6.0.1-0ubuntu1</text:p>
      <text:p text:style-name="P1">I: Retrieving libgcrypt20 1.6.5-2</text:p>
      <text:p text:style-name="P1">I: Validating libgcrypt20 1.6.5-2</text:p>
      <text:p text:style-name="P1">I: Retrieving libgmp10 2:6.1.0+dfsg-2</text:p>
      <text:p text:style-name="P1">I: Validating libgmp10 2:6.1.0+dfsg-2</text:p>
      <text:p text:style-name="P1">I: Retrieving libgnutls-openssl27 3.4.10-4ubuntu1</text:p>
      <text:p text:style-name="P1">I: Validating libgnutls-openssl27 3.4.10-4ubuntu1</text:p>
      <text:p text:style-name="P1">I: Retrieving libgnutls30 3.4.10-4ubuntu1</text:p>
      <text:p text:style-name="P1">I: Validating libgnutls30 3.4.10-4ubuntu1</text:p>
      <text:p text:style-name="P1">I: Retrieving libgpg-error0 1.21-2ubuntu1</text:p>
      <text:p text:style-name="P1">I: Validating libgpg-error0 1.21-2ubuntu1</text:p>
      <text:p text:style-name="P1">I: Retrieving libhogweed4 3.2-1</text:p>
      <text:p text:style-name="P1">I: Validating libhogweed4 3.2-1</text:p>
      <text:p text:style-name="P1">I: Retrieving libidn11 1.32-3ubuntu1</text:p>
      <text:p text:style-name="P1">I: Validating libidn11 1.32-3ubuntu1</text:p>
      <text:p text:style-name="P1">I: Retrieving libisc-export160 1:9.10.3.dfsg.P4-8</text:p>
      <text:p text:style-name="P1">I: Validating libisc-export160 1:9.10.3.dfsg.P4-8</text:p>
      <text:p text:style-name="P1">I: Retrieving libjson-c2 0.11-4ubuntu2</text:p>
      <text:p text:style-name="P1">I: Validating libjson-c2 0.11-4ubuntu2</text:p>
      <text:p text:style-name="P1">I: Retrieving libklibc 2.0.4-8ubuntu1</text:p>
      <text:p text:style-name="P1">I: Validating libklibc 2.0.4-8ubuntu1</text:p>
      <text:p text:style-name="P1">I: Retrieving libkmod2 22-1ubuntu4</text:p>
      <text:p text:style-name="P1">I: Validating libkmod2 22-1ubuntu4</text:p>
      <text:p text:style-name="P1">I: Retrieving liblocale-gettext-perl 1.07-1build1</text:p>
      <text:p text:style-name="P1">I: Validating liblocale-gettext-perl 1.07-1build1</text:p>
      <text:p text:style-name="P1">I: Retrieving liblz4-1 0.0~r131-2ubuntu2</text:p>
      <text:p text:style-name="P1">I: Validating liblz4-1 0.0~r131-2ubuntu2</text:p>
      <text:p text:style-name="P1">I: Retrieving liblzma5 5.1.1alpha+20120614-2ubuntu2</text:p>
      <text:p text:style-name="P1">I: Validating liblzma5 5.1.1alpha+20120614-2ubuntu2</text:p>
      <text:p text:style-name="P1">I: Retrieving libmagic1 1:5.25-2ubuntu1</text:p>
      <text:p text:style-name="P1">I: Validating libmagic1 1:5.25-2ubuntu1</text:p>
      <text:p text:style-name="P1">I: Retrieving libmnl0 1.0.3-5</text:p>
      <text:p text:style-name="P1">I: Validating libmnl0 1.0.3-5</text:p>
      <text:p text:style-name="P1">I: Retrieving libmount1 2.27.1-6ubuntu3</text:p>
      <text:p text:style-name="P1">I: Validating libmount1 2.27.1-6ubuntu3</text:p>
      <text:p text:style-name="P1">I: Retrieving libmpdec2 2.4.2-1</text:p>
      <text:p text:style-name="P1">I: Validating libmpdec2 2.4.2-1</text:p>
      <text:p text:style-name="P1">I: Retrieving libncurses5 6.0+20160213-1ubuntu1</text:p>
      <text:p text:style-name="P1">I: Validating libncurses5 6.0+20160213-1ubuntu1</text:p>
      <text:p text:style-name="P1">I: Retrieving libncursesw5 6.0+20160213-1ubuntu1</text:p>
      <text:p text:style-name="P1"><text:soft-page-break/>I: Validating libncursesw5 6.0+20160213-1ubuntu1</text:p>
      <text:p text:style-name="P1">I: Retrieving libnettle6 3.2-1</text:p>
      <text:p text:style-name="P1">I: Validating libnettle6 3.2-1</text:p>
      <text:p text:style-name="P1">I: Retrieving libnewt0.52 0.52.18-1ubuntu2</text:p>
      <text:p text:style-name="P1">I: Validating libnewt0.52 0.52.18-1ubuntu2</text:p>
      <text:p text:style-name="P1">I: Retrieving libnih1 1.0.3-4.3ubuntu1</text:p>
      <text:p text:style-name="P1">I: Validating libnih1 1.0.3-4.3ubuntu1</text:p>
      <text:p text:style-name="P1">I: Retrieving libp11-kit0 0.23.2-3</text:p>
      <text:p text:style-name="P1">I: Validating libp11-kit0 0.23.2-3</text:p>
      <text:p text:style-name="P1">I: Retrieving libpam-modules 1.1.8-3.2ubuntu2</text:p>
      <text:p text:style-name="P1">I: Validating libpam-modules 1.1.8-3.2ubuntu2</text:p>
      <text:p text:style-name="P1">I: Retrieving libpam-modules-bin 1.1.8-3.2ubuntu2</text:p>
      <text:p text:style-name="P1">I: Validating libpam-modules-bin 1.1.8-3.2ubuntu2</text:p>
      <text:p text:style-name="P1">I: Retrieving libpam-runtime 1.1.8-3.2ubuntu2</text:p>
      <text:p text:style-name="P1">I: Validating libpam-runtime 1.1.8-3.2ubuntu2</text:p>
      <text:p text:style-name="P1">I: Retrieving libpam0g 1.1.8-3.2ubuntu2</text:p>
      <text:p text:style-name="P1">I: Validating libpam0g 1.1.8-3.2ubuntu2</text:p>
      <text:p text:style-name="P1">I: Retrieving libpcre3 2:8.38-3.1</text:p>
      <text:p text:style-name="P1">I: Validating libpcre3 2:8.38-3.1</text:p>
      <text:p text:style-name="P1">I: Retrieving libpng12-0 1.2.54-1ubuntu1</text:p>
      <text:p text:style-name="P1">I: Validating libpng12-0 1.2.54-1ubuntu1</text:p>
      <text:p text:style-name="P1">I: Retrieving libpopt0 1.16-10</text:p>
      <text:p text:style-name="P1">I: Validating libpopt0 1.16-10</text:p>
      <text:p text:style-name="P1">I: Retrieving libprocps4 2:3.3.10-4ubuntu2</text:p>
      <text:p text:style-name="P1">I: Validating libprocps4 2:3.3.10-4ubuntu2</text:p>
      <text:p text:style-name="P1">I: Retrieving libpython3-stdlib 3.5.1-3</text:p>
      <text:p text:style-name="P1">I: Validating libpython3-stdlib 3.5.1-3</text:p>
      <text:p text:style-name="P1">I: Retrieving libpython3.5-minimal 3.5.1-10</text:p>
      <text:p text:style-name="P1">I: Validating libpython3.5-minimal 3.5.1-10</text:p>
      <text:p text:style-name="P1">I: Retrieving libpython3.5-stdlib 3.5.1-10</text:p>
      <text:p text:style-name="P1">I: Validating libpython3.5-stdlib 3.5.1-10</text:p>
      <text:p text:style-name="P1">I: Retrieving libreadline6 6.3-8ubuntu2</text:p>
      <text:p text:style-name="P1">I: Validating libreadline6 6.3-8ubuntu2</text:p>
      <text:p text:style-name="P1">I: Retrieving libseccomp2 2.2.3-3ubuntu3</text:p>
      <text:p text:style-name="P1">I: Validating libseccomp2 2.2.3-3ubuntu3</text:p>
      <text:p text:style-name="P1">I: Retrieving libselinux1 2.4-3build2</text:p>
      <text:p text:style-name="P1">I: Validating libselinux1 2.4-3build2</text:p>
      <text:p text:style-name="P1">I: Retrieving libsemanage-common 2.3-1build3</text:p>
      <text:p text:style-name="P1">I: Validating libsemanage-common 2.3-1build3</text:p>
      <text:p text:style-name="P1">I: Retrieving libsemanage1 2.3-1build3</text:p>
      <text:p text:style-name="P1">I: Validating libsemanage1 2.3-1build3</text:p>
      <text:p text:style-name="P1">I: Retrieving libsepol1 2.4-2</text:p>
      <text:p text:style-name="P1">I: Validating libsepol1 2.4-2</text:p>
      <text:p text:style-name="P1">I: Retrieving libslang2 2.3.0-2ubuntu1</text:p>
      <text:p text:style-name="P1">I: Validating libslang2 2.3.0-2ubuntu1</text:p>
      <text:p text:style-name="P1">I: Retrieving libsmartcols1 2.27.1-6ubuntu3</text:p>
      <text:p text:style-name="P1">I: Validating libsmartcols1 2.27.1-6ubuntu3</text:p>
      <text:p text:style-name="P1">I: Retrieving libsqlite3-0 3.11.0-1ubuntu1</text:p>
      <text:p text:style-name="P1">I: Validating libsqlite3-0 3.11.0-1ubuntu1</text:p>
      <text:p text:style-name="P1">I: Retrieving libss2 1.42.13-1ubuntu1</text:p>
      <text:p text:style-name="P1">I: Validating libss2 1.42.13-1ubuntu1</text:p>
      <text:p text:style-name="P1">I: Retrieving libssl1.0.0 1.0.2g-1ubuntu4</text:p>
      <text:p text:style-name="P1"><text:soft-page-break/>I: Validating libssl1.0.0 1.0.2g-1ubuntu4</text:p>
      <text:p text:style-name="P1">I: Retrieving libstdc++6 5.3.1-14ubuntu2</text:p>
      <text:p text:style-name="P1">I: Validating libstdc++6 5.3.1-14ubuntu2</text:p>
      <text:p text:style-name="P1">I: Retrieving libsystemd0 229-4ubuntu4</text:p>
      <text:p text:style-name="P1">I: Validating libsystemd0 229-4ubuntu4</text:p>
      <text:p text:style-name="P1">I: Retrieving libtasn1-6 4.7-3</text:p>
      <text:p text:style-name="P1">I: Validating libtasn1-6 4.7-3</text:p>
      <text:p text:style-name="P1">I: Retrieving libtext-charwidth-perl 0.04-7build5</text:p>
      <text:p text:style-name="P1">I: Validating libtext-charwidth-perl 0.04-7build5</text:p>
      <text:p text:style-name="P1">I: Retrieving libtext-iconv-perl 1.7-5build4</text:p>
      <text:p text:style-name="P1">I: Validating libtext-iconv-perl 1.7-5build4</text:p>
      <text:p text:style-name="P1">I: Retrieving libtext-wrapi18n-perl 0.06-7.1</text:p>
      <text:p text:style-name="P1">I: Validating libtext-wrapi18n-perl 0.06-7.1</text:p>
      <text:p text:style-name="P1">I: Retrieving libtinfo5 6.0+20160213-1ubuntu1</text:p>
      <text:p text:style-name="P1">I: Validating libtinfo5 6.0+20160213-1ubuntu1</text:p>
      <text:p text:style-name="P1">I: Retrieving libudev1 229-4ubuntu4</text:p>
      <text:p text:style-name="P1">I: Validating libudev1 229-4ubuntu4</text:p>
      <text:p text:style-name="P1">I: Retrieving libusb-0.1-4 2:0.1.12-28</text:p>
      <text:p text:style-name="P1">I: Validating libusb-0.1-4 2:0.1.12-28</text:p>
      <text:p text:style-name="P1">I: Retrieving libustr-1.0-1 1.0.4-5</text:p>
      <text:p text:style-name="P1">I: Validating libustr-1.0-1 1.0.4-5</text:p>
      <text:p text:style-name="P1">I: Retrieving libuuid1 2.27.1-6ubuntu3</text:p>
      <text:p text:style-name="P1">I: Validating libuuid1 2.27.1-6ubuntu3</text:p>
      <text:p text:style-name="P1">I: Retrieving libxtables11 1.6.0-2ubuntu3</text:p>
      <text:p text:style-name="P1">I: Validating libxtables11 1.6.0-2ubuntu3</text:p>
      <text:p text:style-name="P1">I: Retrieving linux-base 4.0ubuntu1</text:p>
      <text:p text:style-name="P1">I: Validating linux-base 4.0ubuntu1</text:p>
      <text:p text:style-name="P1">I: Retrieving locales 2.23-0ubuntu3</text:p>
      <text:p text:style-name="P1">I: Validating locales 2.23-0ubuntu3</text:p>
      <text:p text:style-name="P1">I: Retrieving login 1:4.2-3.1ubuntu5</text:p>
      <text:p text:style-name="P1">I: Validating login 1:4.2-3.1ubuntu5</text:p>
      <text:p text:style-name="P1">I: Retrieving logrotate 3.8.7-2ubuntu2</text:p>
      <text:p text:style-name="P1">I: Validating logrotate 3.8.7-2ubuntu2</text:p>
      <text:p text:style-name="P1">I: Retrieving lsb-base 9.20160110</text:p>
      <text:p text:style-name="P1">I: Validating lsb-base 9.20160110</text:p>
      <text:p text:style-name="P1">I: Retrieving lsb-release 9.20160110</text:p>
      <text:p text:style-name="P1">I: Validating lsb-release 9.20160110</text:p>
      <text:p text:style-name="P1">I: Retrieving makedev 2.3.1-93ubuntu1</text:p>
      <text:p text:style-name="P1">I: Validating makedev 2.3.1-93ubuntu1</text:p>
      <text:p text:style-name="P1">I: Retrieving mawk 1.3.3-17ubuntu2</text:p>
      <text:p text:style-name="P1">I: Validating mawk 1.3.3-17ubuntu2</text:p>
      <text:p text:style-name="P1">I: Retrieving mime-support 3.59ubuntu1</text:p>
      <text:p text:style-name="P1">I: Validating mime-support 3.59ubuntu1</text:p>
      <text:p text:style-name="P1">I: Retrieving mount 2.27.1-6ubuntu3</text:p>
      <text:p text:style-name="P1">I: Validating mount 2.27.1-6ubuntu3</text:p>
      <text:p text:style-name="P1">I: Retrieving multiarch-support 2.23-0ubuntu3</text:p>
      <text:p text:style-name="P1">I: Validating multiarch-support 2.23-0ubuntu3</text:p>
      <text:p text:style-name="P1">I: Retrieving ncurses-base 6.0+20160213-1ubuntu1</text:p>
      <text:p text:style-name="P1">I: Validating ncurses-base 6.0+20160213-1ubuntu1</text:p>
      <text:p text:style-name="P1">I: Retrieving ncurses-bin 6.0+20160213-1ubuntu1</text:p>
      <text:p text:style-name="P1">I: Validating ncurses-bin 6.0+20160213-1ubuntu1</text:p>
      <text:p text:style-name="P1">I: Retrieving net-tools 1.60-26ubuntu1</text:p>
      <text:p text:style-name="P1"><text:soft-page-break/>I: Validating net-tools 1.60-26ubuntu1</text:p>
      <text:p text:style-name="P1">I: Retrieving netbase 5.3</text:p>
      <text:p text:style-name="P1">I: Validating netbase 5.3</text:p>
      <text:p text:style-name="P1">I: Retrieving netcat-openbsd 1.105-7ubuntu1</text:p>
      <text:p text:style-name="P1">I: Validating netcat-openbsd 1.105-7ubuntu1</text:p>
      <text:p text:style-name="P1">I: Retrieving passwd 1:4.2-3.1ubuntu5</text:p>
      <text:p text:style-name="P1">I: Validating passwd 1:4.2-3.1ubuntu5</text:p>
      <text:p text:style-name="P1">I: Retrieving perl-base 5.22.1-9</text:p>
      <text:p text:style-name="P1">I: Validating perl-base 5.22.1-9</text:p>
      <text:p text:style-name="P1">I: Retrieving procps 2:3.3.10-4ubuntu2</text:p>
      <text:p text:style-name="P1">I: Validating procps 2:3.3.10-4ubuntu2</text:p>
      <text:p text:style-name="P1">I: Retrieving python3 3.5.1-3</text:p>
      <text:p text:style-name="P1">I: Validating python3 3.5.1-3</text:p>
      <text:p text:style-name="P1">I: Retrieving python3-minimal 3.5.1-3</text:p>
      <text:p text:style-name="P1">I: Validating python3-minimal 3.5.1-3</text:p>
      <text:p text:style-name="P1">I: Retrieving python3.5 3.5.1-10</text:p>
      <text:p text:style-name="P1">I: Validating python3.5 3.5.1-10</text:p>
      <text:p text:style-name="P1">I: Retrieving python3.5-minimal 3.5.1-10</text:p>
      <text:p text:style-name="P1">I: Validating python3.5-minimal 3.5.1-10</text:p>
      <text:p text:style-name="P1">I: Retrieving readline-common 6.3-8ubuntu2</text:p>
      <text:p text:style-name="P1">I: Validating readline-common 6.3-8ubuntu2</text:p>
      <text:p text:style-name="P1">I: Retrieving resolvconf 1.78ubuntu2</text:p>
      <text:p text:style-name="P1">I: Validating resolvconf 1.78ubuntu2</text:p>
      <text:p text:style-name="P1">I: Retrieving rsyslog 8.16.0-1ubuntu3</text:p>
      <text:p text:style-name="P1">I: Validating rsyslog 8.16.0-1ubuntu3</text:p>
      <text:p text:style-name="P1">I: Retrieving sed 4.2.2-7</text:p>
      <text:p text:style-name="P1">I: Validating sed 4.2.2-7</text:p>
      <text:p text:style-name="P1">I: Retrieving sensible-utils 0.0.9</text:p>
      <text:p text:style-name="P1">I: Validating sensible-utils 0.0.9</text:p>
      <text:p text:style-name="P1">I: Retrieving sudo 1.8.16-0ubuntu1</text:p>
      <text:p text:style-name="P1">I: Validating sudo 1.8.16-0ubuntu1</text:p>
      <text:p text:style-name="P1">I: Retrieving systemd 229-4ubuntu4</text:p>
      <text:p text:style-name="P1">I: Validating systemd 229-4ubuntu4</text:p>
      <text:p text:style-name="P1">I: Retrieving systemd-sysv 229-4ubuntu4</text:p>
      <text:p text:style-name="P1">I: Validating systemd-sysv 229-4ubuntu4</text:p>
      <text:p text:style-name="P1">I: Retrieving sysv-rc 2.88dsf-59.3ubuntu2</text:p>
      <text:p text:style-name="P1">I: Validating sysv-rc 2.88dsf-59.3ubuntu2</text:p>
      <text:p text:style-name="P1">I: Retrieving sysvinit-utils 2.88dsf-59.3ubuntu2</text:p>
      <text:p text:style-name="P1">I: Validating sysvinit-utils 2.88dsf-59.3ubuntu2</text:p>
      <text:p text:style-name="P1">I: Retrieving tar 1.28-2.1</text:p>
      <text:p text:style-name="P1">I: Validating tar 1.28-2.1</text:p>
      <text:p text:style-name="P1">I: Retrieving tzdata 2016d-0ubuntu0.16.04</text:p>
      <text:p text:style-name="P1">I: Validating tzdata 2016d-0ubuntu0.16.04</text:p>
      <text:p text:style-name="P1">I: Retrieving ubuntu-keyring 2012.05.19</text:p>
      <text:p text:style-name="P1">I: Validating ubuntu-keyring 2012.05.19</text:p>
      <text:p text:style-name="P1">I: Retrieving ubuntu-minimal 1.361</text:p>
      <text:p text:style-name="P1">I: Validating ubuntu-minimal 1.361</text:p>
      <text:p text:style-name="P1">I: Retrieving ucf 3.0036</text:p>
      <text:p text:style-name="P1">I: Validating ucf 3.0036</text:p>
      <text:p text:style-name="P1">I: Retrieving udev 229-4ubuntu4</text:p>
      <text:p text:style-name="P1">I: Validating udev 229-4ubuntu4</text:p>
      <text:p text:style-name="P1">I: Retrieving ureadahead 0.100.0-19</text:p>
      <text:p text:style-name="P1"><text:soft-page-break/>I: Validating ureadahead 0.100.0-19</text:p>
      <text:p text:style-name="P1">I: Retrieving util-linux 2.27.1-6ubuntu3</text:p>
      <text:p text:style-name="P1">I: Validating util-linux 2.27.1-6ubuntu3</text:p>
      <text:p text:style-name="P1">I: Retrieving vim-common 2:7.4.1689-3ubuntu1</text:p>
      <text:p text:style-name="P1">I: Validating vim-common 2:7.4.1689-3ubuntu1</text:p>
      <text:p text:style-name="P1">I: Retrieving vim-tiny 2:7.4.1689-3ubuntu1</text:p>
      <text:p text:style-name="P1">I: Validating vim-tiny 2:7.4.1689-3ubuntu1</text:p>
      <text:p text:style-name="P1">I: Retrieving whiptail 0.52.18-1ubuntu2</text:p>
      <text:p text:style-name="P1">I: Validating whiptail 0.52.18-1ubuntu2</text:p>
      <text:p text:style-name="P1">I: Retrieving xkb-data 2.16-1ubuntu1</text:p>
      <text:p text:style-name="P1">I: Validating xkb-data 2.16-1ubuntu1</text:p>
      <text:p text:style-name="P1">I: Retrieving zlib1g 1:1.2.8.dfsg-2ubuntu4</text:p>
      <text:p text:style-name="P1">I: Validating zlib1g 1:1.2.8.dfsg-2ubuntu4</text:p>
      <text:p text:style-name="P1">I: Chosen extractor for .deb packages: dpkg-deb</text:p>
      <text:p text:style-name="P1">I: Extracting adduser...</text:p>
      <text:p text:style-name="P1">I: Extracting base-files...</text:p>
      <text:p text:style-name="P1">I: Extracting base-passwd...</text:p>
      <text:p text:style-name="P1">I: Extracting bash...</text:p>
      <text:p text:style-name="P1">I: Extracting bsdutils...</text:p>
      <text:p text:style-name="P1">I: Extracting coreutils...</text:p>
      <text:p text:style-name="P1">I: Extracting dash...</text:p>
      <text:p text:style-name="P1">I: Extracting debconf...</text:p>
      <text:p text:style-name="P1">I: Extracting debianutils...</text:p>
      <text:p text:style-name="P1">I: Extracting diffutils...</text:p>
      <text:p text:style-name="P1">I: Extracting dpkg...</text:p>
      <text:p text:style-name="P1">I: Extracting e2fslibs...</text:p>
      <text:p text:style-name="P1">I: Extracting e2fsprogs...</text:p>
      <text:p text:style-name="P1">I: Extracting findutils...</text:p>
      <text:p text:style-name="P1">I: Extracting gcc-6-base...</text:p>
      <text:p text:style-name="P1">I: Extracting grep...</text:p>
      <text:p text:style-name="P1">I: Extracting gzip...</text:p>
      <text:p text:style-name="P1">I: Extracting hostname...</text:p>
      <text:p text:style-name="P1">I: Extracting init...</text:p>
      <text:p text:style-name="P1">I: Extracting init-system-helpers...</text:p>
      <text:p text:style-name="P1">I: Extracting initscripts...</text:p>
      <text:p text:style-name="P1">I: Extracting insserv...</text:p>
      <text:p text:style-name="P1">I: Extracting libacl1...</text:p>
      <text:p text:style-name="P1">I: Extracting libapparmor1...</text:p>
      <text:p text:style-name="P1">I: Extracting libattr1...</text:p>
      <text:p text:style-name="P1">I: Extracting libaudit-common...</text:p>
      <text:p text:style-name="P1">I: Extracting libaudit1...</text:p>
      <text:p text:style-name="P1">I: Extracting libblkid1...</text:p>
      <text:p text:style-name="P1">I: Extracting libbz2-1.0...</text:p>
      <text:p text:style-name="P1">I: Extracting libc-bin...</text:p>
      <text:p text:style-name="P1">I: Extracting libc6...</text:p>
      <text:p text:style-name="P1">I: Extracting libcap2...</text:p>
      <text:p text:style-name="P1">I: Extracting libcap2-bin...</text:p>
      <text:p text:style-name="P1">I: Extracting libcomerr2...</text:p>
      <text:p text:style-name="P1">I: Extracting libcryptsetup4...</text:p>
      <text:p text:style-name="P1">I: Extracting libdb5.3...</text:p>
      <text:p text:style-name="P1">I: Extracting libdebconfclient0...</text:p>
      <text:p text:style-name="P1">I: Extracting libdevmapper1.02.1...</text:p>
      <text:p text:style-name="P1"><text:soft-page-break/>I: Extracting libfdisk1...</text:p>
      <text:p text:style-name="P1">I: Extracting libgcc1...</text:p>
      <text:p text:style-name="P1">I: Extracting libgcrypt20...</text:p>
      <text:p text:style-name="P1">I: Extracting libgpg-error0...</text:p>
      <text:p text:style-name="P1">I: Extracting libkmod2...</text:p>
      <text:p text:style-name="P1">I: Extracting liblzma5...</text:p>
      <text:p text:style-name="P1">I: Extracting libmount1...</text:p>
      <text:p text:style-name="P1">I: Extracting libncurses5...</text:p>
      <text:p text:style-name="P1">I: Extracting libncursesw5...</text:p>
      <text:p text:style-name="P1">I: Extracting libpam-modules...</text:p>
      <text:p text:style-name="P1">I: Extracting libpam-modules-bin...</text:p>
      <text:p text:style-name="P1">I: Extracting libpam-runtime...</text:p>
      <text:p text:style-name="P1">I: Extracting libpam0g...</text:p>
      <text:p text:style-name="P1">I: Extracting libpcre3...</text:p>
      <text:p text:style-name="P1">I: Extracting libprocps4...</text:p>
      <text:p text:style-name="P1">I: Extracting libseccomp2...</text:p>
      <text:p text:style-name="P1">I: Extracting libselinux1...</text:p>
      <text:p text:style-name="P1">I: Extracting libsemanage-common...</text:p>
      <text:p text:style-name="P1">I: Extracting libsemanage1...</text:p>
      <text:p text:style-name="P1">I: Extracting libsepol1...</text:p>
      <text:p text:style-name="P1">I: Extracting libsmartcols1...</text:p>
      <text:p text:style-name="P1">I: Extracting libss2...</text:p>
      <text:p text:style-name="P1">I: Extracting libsystemd0...</text:p>
      <text:p text:style-name="P1">I: Extracting libtinfo5...</text:p>
      <text:p text:style-name="P1">I: Extracting libudev1...</text:p>
      <text:p text:style-name="P1">I: Extracting libustr-1.0-1...</text:p>
      <text:p text:style-name="P1">I: Extracting libuuid1...</text:p>
      <text:p text:style-name="P1">I: Extracting locales...</text:p>
      <text:p text:style-name="P1">I: Extracting login...</text:p>
      <text:p text:style-name="P1">I: Extracting lsb-base...</text:p>
      <text:p text:style-name="P1">I: Extracting makedev...</text:p>
      <text:p text:style-name="P1">I: Extracting mawk...</text:p>
      <text:p text:style-name="P1">I: Extracting mount...</text:p>
      <text:p text:style-name="P1">I: Extracting multiarch-support...</text:p>
      <text:p text:style-name="P1">I: Extracting ncurses-base...</text:p>
      <text:p text:style-name="P1">I: Extracting ncurses-bin...</text:p>
      <text:p text:style-name="P1">I: Extracting passwd...</text:p>
      <text:p text:style-name="P1">I: Extracting perl-base...</text:p>
      <text:p text:style-name="P1">I: Extracting procps...</text:p>
      <text:p text:style-name="P1">I: Extracting sed...</text:p>
      <text:p text:style-name="P1">I: Extracting sensible-utils...</text:p>
      <text:p text:style-name="P1">I: Extracting systemd...</text:p>
      <text:p text:style-name="P1">I: Extracting systemd-sysv...</text:p>
      <text:p text:style-name="P1">I: Extracting sysv-rc...</text:p>
      <text:p text:style-name="P1">I: Extracting sysvinit-utils...</text:p>
      <text:p text:style-name="P1">I: Extracting tar...</text:p>
      <text:p text:style-name="P1">I: Extracting tzdata...</text:p>
      <text:p text:style-name="P1">I: Extracting util-linux...</text:p>
      <text:p text:style-name="P1">I: Extracting zlib1g...</text:p>
      <text:p text:style-name="P1">I: Running command: chroot arm64-ubuntu /debootstrap/debootstrap --second-stage</text:p>
      <text:p text:style-name="P1">I: Keyring file not available at /usr/share/keyrings/ubuntu-archive-keyring.gpg; switching to https mirror https://mirrors.kernel.org/debian</text:p>
      <text:p text:style-name="P1"><text:soft-page-break/>I: Installing core packages...</text:p>
      <text:p text:style-name="P1">I: Unpacking required packages...</text:p>
      <text:p text:style-name="P1">I: Unpacking adduser...</text:p>
      <text:p text:style-name="P1">I: Unpacking base-files...</text:p>
      <text:p text:style-name="P1">I: Unpacking base-passwd...</text:p>
      <text:p text:style-name="P1">I: Unpacking bash...</text:p>
      <text:p text:style-name="P1">I: Unpacking bsdutils...</text:p>
      <text:p text:style-name="P1">I: Unpacking coreutils...</text:p>
      <text:p text:style-name="P1">I: Unpacking dash...</text:p>
      <text:p text:style-name="P1">I: Unpacking debconf...</text:p>
      <text:p text:style-name="P1">I: Unpacking debianutils...</text:p>
      <text:p text:style-name="P1">I: Unpacking diffutils...</text:p>
      <text:p text:style-name="P1">I: Unpacking dpkg...</text:p>
      <text:p text:style-name="P1">I: Unpacking e2fslibs:arm64...</text:p>
      <text:p text:style-name="P1">I: Unpacking e2fsprogs...</text:p>
      <text:p text:style-name="P1">I: Unpacking findutils...</text:p>
      <text:p text:style-name="P1">I: Unpacking gcc-6-base:arm64...</text:p>
      <text:p text:style-name="P1">I: Unpacking grep...</text:p>
      <text:p text:style-name="P1">I: Unpacking gzip...</text:p>
      <text:p text:style-name="P1">I: Unpacking hostname...</text:p>
      <text:p text:style-name="P1">I: Unpacking init...</text:p>
      <text:p text:style-name="P1">I: Unpacking init-system-helpers...</text:p>
      <text:p text:style-name="P1">I: Unpacking initscripts...</text:p>
      <text:p text:style-name="P1">I: Unpacking insserv...</text:p>
      <text:p text:style-name="P1">I: Unpacking libacl1:arm64...</text:p>
      <text:p text:style-name="P1">I: Unpacking libapparmor1:arm64...</text:p>
      <text:p text:style-name="P1">I: Unpacking libattr1:arm64...</text:p>
      <text:p text:style-name="P1">I: Unpacking libaudit-common...</text:p>
      <text:p text:style-name="P1">I: Unpacking libaudit1:arm64...</text:p>
      <text:p text:style-name="P1">I: Unpacking libblkid1:arm64...</text:p>
      <text:p text:style-name="P1">I: Unpacking libbz2-1.0:arm64...</text:p>
      <text:p text:style-name="P1">I: Unpacking libc-bin...</text:p>
      <text:p text:style-name="P1">I: Unpacking libc6:arm64...</text:p>
      <text:p text:style-name="P1">I: Unpacking libcap2:arm64...</text:p>
      <text:p text:style-name="P1">I: Unpacking libcap2-bin...</text:p>
      <text:p text:style-name="P1">I: Unpacking libcomerr2:arm64...</text:p>
      <text:p text:style-name="P1">I: Unpacking libcryptsetup4:arm64...</text:p>
      <text:p text:style-name="P1">I: Unpacking libdb5.3:arm64...</text:p>
      <text:p text:style-name="P1">I: Unpacking libdebconfclient0:arm64...</text:p>
      <text:p text:style-name="P1">I: Unpacking libdevmapper1.02.1:arm64...</text:p>
      <text:p text:style-name="P1">I: Unpacking libfdisk1:arm64...</text:p>
      <text:p text:style-name="P1">I: Unpacking libgcc1:arm64...</text:p>
      <text:p text:style-name="P1">I: Unpacking libgcrypt20:arm64...</text:p>
      <text:p text:style-name="P1">I: Unpacking libgpg-error0:arm64...</text:p>
      <text:p text:style-name="P1">I: Unpacking libkmod2:arm64...</text:p>
      <text:p text:style-name="P1">I: Unpacking liblzma5:arm64...</text:p>
      <text:p text:style-name="P1">I: Unpacking libmount1:arm64...</text:p>
      <text:p text:style-name="P1">I: Unpacking libncurses5:arm64...</text:p>
      <text:p text:style-name="P1">I: Unpacking libncursesw5:arm64...</text:p>
      <text:p text:style-name="P1">I: Unpacking libpam-modules:arm64...</text:p>
      <text:p text:style-name="P1">I: Unpacking libpam-modules-bin...</text:p>
      <text:p text:style-name="P1">I: Unpacking libpam-runtime...</text:p>
      <text:p text:style-name="P1"><text:soft-page-break/>I: Unpacking libpam0g:arm64...</text:p>
      <text:p text:style-name="P1">I: Unpacking libpcre3:arm64...</text:p>
      <text:p text:style-name="P1">I: Unpacking libprocps4:arm64...</text:p>
      <text:p text:style-name="P1">I: Unpacking libseccomp2:arm64...</text:p>
      <text:p text:style-name="P1">I: Unpacking libselinux1:arm64...</text:p>
      <text:p text:style-name="P1">I: Unpacking libsemanage-common...</text:p>
      <text:p text:style-name="P1">I: Unpacking libsemanage1:arm64...</text:p>
      <text:p text:style-name="P1">I: Unpacking libsepol1:arm64...</text:p>
      <text:p text:style-name="P1">I: Unpacking libsmartcols1:arm64...</text:p>
      <text:p text:style-name="P1">I: Unpacking libss2:arm64...</text:p>
      <text:p text:style-name="P1">I: Unpacking libsystemd0:arm64...</text:p>
      <text:p text:style-name="P1">I: Unpacking libtinfo5:arm64...</text:p>
      <text:p text:style-name="P1">I: Unpacking libudev1:arm64...</text:p>
      <text:p text:style-name="P1">I: Unpacking libustr-1.0-1:arm64...</text:p>
      <text:p text:style-name="P1">I: Unpacking libuuid1:arm64...</text:p>
      <text:p text:style-name="P1">I: Unpacking locales...</text:p>
      <text:p text:style-name="P1">I: Unpacking login...</text:p>
      <text:p text:style-name="P1">I: Unpacking lsb-base...</text:p>
      <text:p text:style-name="P1">I: Unpacking makedev...</text:p>
      <text:p text:style-name="P1">I: Unpacking mawk...</text:p>
      <text:p text:style-name="P1">I: Unpacking mount...</text:p>
      <text:p text:style-name="P1">I: Unpacking multiarch-support...</text:p>
      <text:p text:style-name="P1">I: Unpacking ncurses-base...</text:p>
      <text:p text:style-name="P1">I: Unpacking ncurses-bin...</text:p>
      <text:p text:style-name="P1">I: Unpacking passwd...</text:p>
      <text:p text:style-name="P1">I: Unpacking perl-base...</text:p>
      <text:p text:style-name="P1">I: Unpacking procps...</text:p>
      <text:p text:style-name="P1">I: Unpacking sed...</text:p>
      <text:p text:style-name="P1">I: Unpacking sensible-utils...</text:p>
      <text:p text:style-name="P1">I: Unpacking systemd...</text:p>
      <text:p text:style-name="P1">I: Unpacking systemd-sysv...</text:p>
      <text:p text:style-name="P1">I: Unpacking sysv-rc...</text:p>
      <text:p text:style-name="P1">I: Unpacking sysvinit-utils...</text:p>
      <text:p text:style-name="P1">I: Unpacking tar...</text:p>
      <text:p text:style-name="P1">I: Unpacking tzdata...</text:p>
      <text:p text:style-name="P1">I: Unpacking util-linux...</text:p>
      <text:p text:style-name="P1">I: Unpacking zlib1g:arm64...</text:p>
      <text:p text:style-name="P1">I: Configuring required packages...</text:p>
      <text:p text:style-name="P1">I: Configuring gcc-6-base:arm64...</text:p>
      <text:p text:style-name="P1">I: Configuring lsb-base...</text:p>
      <text:p text:style-name="P1">I: Configuring sensible-utils...</text:p>
      <text:p text:style-name="P1">I: Configuring ncurses-base...</text:p>
      <text:p text:style-name="P1">I: Configuring libsemanage-common...</text:p>
      <text:p text:style-name="P1">I: Configuring libaudit-common...</text:p>
      <text:p text:style-name="P1">I: Configuring libc6:arm64...</text:p>
      <text:p text:style-name="P1">I: Configuring libbz2-1.0:arm64...</text:p>
      <text:p text:style-name="P1">I: Configuring libkmod2:arm64...</text:p>
      <text:p text:style-name="P1">I: Configuring libgpg-error0:arm64...</text:p>
      <text:p text:style-name="P1">I: Configuring libc-bin...</text:p>
      <text:p text:style-name="P1">I: Configuring libseccomp2:arm64...</text:p>
      <text:p text:style-name="P1">I: Configuring libapparmor1:arm64...</text:p>
      <text:p text:style-name="P1">I: Configuring libdebconfclient0:arm64...</text:p>
      <text:p text:style-name="P1"><text:soft-page-break/>I: Configuring diffutils...</text:p>
      <text:p text:style-name="P1">I: Configuring insserv...</text:p>
      <text:p text:style-name="P1">I: Configuring libcomerr2:arm64...</text:p>
      <text:p text:style-name="P1">I: Configuring libsepol1:arm64...</text:p>
      <text:p text:style-name="P1">I: Configuring libgcc1:arm64...</text:p>
      <text:p text:style-name="P1">I: Configuring libustr-1.0-1:arm64...</text:p>
      <text:p text:style-name="P1">I: Configuring libsmartcols1:arm64...</text:p>
      <text:p text:style-name="P1">I: Configuring libaudit1:arm64...</text:p>
      <text:p text:style-name="P1">I: Configuring libtinfo5:arm64...</text:p>
      <text:p text:style-name="P1">I: Configuring libudev1:arm64...</text:p>
      <text:p text:style-name="P1">I: Configuring libss2:arm64...</text:p>
      <text:p text:style-name="P1">I: Configuring base-passwd...</text:p>
      <text:p text:style-name="P1">I: Configuring e2fslibs:arm64...</text:p>
      <text:p text:style-name="P1">I: Configuring debianutils...</text:p>
      <text:p text:style-name="P1">I: Configuring libgcrypt20:arm64...</text:p>
      <text:p text:style-name="P1">I: Configuring libncursesw5:arm64...</text:p>
      <text:p text:style-name="P1">I: Configuring libdb5.3:arm64...</text:p>
      <text:p text:style-name="P1">I: Configuring zlib1g:arm64...</text:p>
      <text:p text:style-name="P1">I: Configuring hostname...</text:p>
      <text:p text:style-name="P1">I: Configuring multiarch-support...</text:p>
      <text:p text:style-name="P1">I: Configuring mawk...</text:p>
      <text:p text:style-name="P1">I: Configuring libcap2:arm64...</text:p>
      <text:p text:style-name="P1">I: Configuring libpcre3:arm64...</text:p>
      <text:p text:style-name="P1">I: Configuring base-files...</text:p>
      <text:p text:style-name="P1">I: Configuring libselinux1:arm64...</text:p>
      <text:p text:style-name="P1">I: Configuring findutils...</text:p>
      <text:p text:style-name="P1">I: Configuring ncurses-bin...</text:p>
      <text:p text:style-name="P1">I: Configuring libncurses5:arm64...</text:p>
      <text:p text:style-name="P1">I: Configuring makedev...</text:p>
      <text:p text:style-name="P1">I: Configuring libattr1:arm64...</text:p>
      <text:p text:style-name="P1">I: Configuring liblzma5:arm64...</text:p>
      <text:p text:style-name="P1">I: Configuring libcap2-bin...</text:p>
      <text:p text:style-name="P1">I: Configuring libsystemd0:arm64...</text:p>
      <text:p text:style-name="P1">I: Configuring libdevmapper1.02.1:arm64...</text:p>
      <text:p text:style-name="P1">I: Configuring libsemanage1:arm64...</text:p>
      <text:p text:style-name="P1">I: Configuring libacl1:arm64...</text:p>
      <text:p text:style-name="P1">I: Configuring libprocps4:arm64...</text:p>
      <text:p text:style-name="P1">I: Configuring bsdutils...</text:p>
      <text:p text:style-name="P1">I: Configuring coreutils...</text:p>
      <text:p text:style-name="P1">I: Configuring tar...</text:p>
      <text:p text:style-name="P1">I: Configuring dpkg...</text:p>
      <text:p text:style-name="P1">I: Configuring sed...</text:p>
      <text:p text:style-name="P1">I: Configuring perl-base...</text:p>
      <text:p text:style-name="P1">I: Configuring grep...</text:p>
      <text:p text:style-name="P1">I: Configuring debconf...</text:p>
      <text:p text:style-name="P1">I: Configuring tzdata...</text:p>
      <text:p text:style-name="P1">I: Configuring gzip...</text:p>
      <text:p text:style-name="P1">I: Configuring dash...</text:p>
      <text:p text:style-name="P1">I: Configuring init-system-helpers...</text:p>
      <text:p text:style-name="P1">I: Configuring sysvinit-utils...</text:p>
      <text:p text:style-name="P1">I: Configuring sysv-rc...</text:p>
      <text:p text:style-name="P1">I: Configuring libpam0g:arm64...</text:p>
      <text:p text:style-name="P1"><text:soft-page-break/>I: Configuring locales...</text:p>
      <text:p text:style-name="P1">I: Configuring libpam-modules-bin...</text:p>
      <text:p text:style-name="P1">I: Configuring bash...</text:p>
      <text:p text:style-name="P1">I: Configuring libpam-modules:arm64...</text:p>
      <text:p text:style-name="P1">I: Configuring libpam-runtime...</text:p>
      <text:p text:style-name="P1">I: Configuring passwd...</text:p>
      <text:p text:style-name="P1">I: Configuring login...</text:p>
      <text:p text:style-name="P1">I: Configuring adduser...</text:p>
      <text:p text:style-name="P1">I: Configuring libuuid1:arm64...</text:p>
      <text:p text:style-name="P1">I: Configuring libblkid1:arm64...</text:p>
      <text:p text:style-name="P1">I: Configuring libmount1:arm64...</text:p>
      <text:p text:style-name="P1">I: Configuring libcryptsetup4:arm64...</text:p>
      <text:p text:style-name="P1">I: Configuring mount...</text:p>
      <text:p text:style-name="P1">I: Configuring libfdisk1:arm64...</text:p>
      <text:p text:style-name="P1">I: Configuring initscripts...</text:p>
      <text:p text:style-name="P1">I: Configuring util-linux...</text:p>
      <text:p text:style-name="P1">I: Configuring e2fsprogs...</text:p>
      <text:p text:style-name="P1">I: Configuring procps...</text:p>
      <text:p text:style-name="P1">I: Configuring systemd...</text:p>
      <text:p text:style-name="P1">I: Configuring systemd-sysv...</text:p>
      <text:p text:style-name="P1">I: Configuring init...</text:p>
      <text:p text:style-name="P1">I: Configuring libc-bin...</text:p>
      <text:p text:style-name="P1">I: Unpacking the base system...</text:p>
      <text:p text:style-name="P1">^[I: Unpacking apt...</text:p>
      <text:p text:style-name="P1">I: Unpacking apt-utils...</text:p>
      <text:p text:style-name="P1">I: Unpacking busybox-initramfs...</text:p>
      <text:p text:style-name="P1">I: Unpacking bzip2...</text:p>
      <text:p text:style-name="P1">I: Unpacking console-setup...</text:p>
      <text:p text:style-name="P1">I: Unpacking console-setup-linux...</text:p>
      <text:p text:style-name="P1">I: Unpacking cpio...</text:p>
      <text:p text:style-name="P1">I: Unpacking cron...</text:p>
      <text:p text:style-name="P1">I: Unpacking debconf-i18n...</text:p>
      <text:p text:style-name="P1">I: Unpacking dh-python...</text:p>
      <text:p text:style-name="P1">I: Unpacking distro-info-data...</text:p>
      <text:p text:style-name="P1">I: Unpacking eject...</text:p>
      <text:p text:style-name="P1">I: Unpacking file...</text:p>
      <text:p text:style-name="P1">I: Unpacking gcc-5-base:arm64...</text:p>
      <text:p text:style-name="P1">I: Unpacking gnupg...</text:p>
      <text:p text:style-name="P1">I: Unpacking gpgv...</text:p>
      <text:p text:style-name="P1">I: Unpacking ifupdown...</text:p>
      <text:p text:style-name="P1">I: Unpacking initramfs-tools...</text:p>
      <text:p text:style-name="P1">I: Unpacking initramfs-tools-bin...</text:p>
      <text:p text:style-name="P1">I: Unpacking initramfs-tools-core...</text:p>
      <text:p text:style-name="P1">I: Unpacking iproute2...</text:p>
      <text:p text:style-name="P1">I: Unpacking iputils-ping...</text:p>
      <text:p text:style-name="P1">I: Unpacking isc-dhcp-client...</text:p>
      <text:p text:style-name="P1">I: Unpacking isc-dhcp-common...</text:p>
      <text:p text:style-name="P1">I: Unpacking kbd...</text:p>
      <text:p text:style-name="P1">I: Unpacking keyboard-configuration...</text:p>
      <text:p text:style-name="P1">I: Unpacking klibc-utils...</text:p>
      <text:p text:style-name="P1">I: Unpacking kmod...</text:p>
      <text:p text:style-name="P1">I: Unpacking less...</text:p>
      <text:p text:style-name="P1"><text:soft-page-break/>I: Unpacking libapt-inst2.0:arm64...</text:p>
      <text:p text:style-name="P1">I: Unpacking libapt-pkg5.0:arm64...</text:p>
      <text:p text:style-name="P1">I: Unpacking libatm1:arm64...</text:p>
      <text:p text:style-name="P1">I: Unpacking libbsd0:arm64...</text:p>
      <text:p text:style-name="P1">I: Unpacking libdns-export162...</text:p>
      <text:p text:style-name="P1">I: Unpacking libestr0...</text:p>
      <text:p text:style-name="P1">I: Unpacking libffi6:arm64...</text:p>
      <text:p text:style-name="P1">I: Unpacking libfribidi0:arm64...</text:p>
      <text:p text:style-name="P1">I: Unpacking libgmp10:arm64...</text:p>
      <text:p text:style-name="P1">I: Unpacking libgnutls-openssl27:arm64...</text:p>
      <text:p text:style-name="P1">I: Unpacking libgnutls30:arm64...</text:p>
      <text:p text:style-name="P1">I: Unpacking libhogweed4:arm64...</text:p>
      <text:p text:style-name="P1">I: Unpacking libidn11:arm64...</text:p>
      <text:p text:style-name="P1">I: Unpacking libisc-export160...</text:p>
      <text:p text:style-name="P1">I: Unpacking libjson-c2:arm64...</text:p>
      <text:p text:style-name="P1">I: Unpacking libklibc...</text:p>
      <text:p text:style-name="P1">I: Unpacking liblocale-gettext-perl...</text:p>
      <text:p text:style-name="P1">I: Unpacking liblz4-1:arm64...</text:p>
      <text:p text:style-name="P1">I: Unpacking libmagic1:arm64...</text:p>
      <text:p text:style-name="P1">I: Unpacking libmnl0:arm64...</text:p>
      <text:p text:style-name="P1">I: Unpacking libmpdec2:arm64...</text:p>
      <text:p text:style-name="P1">I: Unpacking libnettle6:arm64...</text:p>
      <text:p text:style-name="P1">I: Unpacking libnewt0.52:arm64...</text:p>
      <text:p text:style-name="P1">I: Unpacking libnih1:arm64...</text:p>
      <text:p text:style-name="P1">I: Unpacking libp11-kit0:arm64...</text:p>
      <text:p text:style-name="P1">I: Unpacking libpng12-0:arm64...</text:p>
      <text:p text:style-name="P1">I: Unpacking libpopt0:arm64...</text:p>
      <text:p text:style-name="P1">I: Unpacking libpython3-stdlib:arm64...</text:p>
      <text:p text:style-name="P1">I: Unpacking libpython3.5-stdlib:arm64...</text:p>
      <text:p text:style-name="P1">I: Unpacking libreadline6:arm64...</text:p>
      <text:p text:style-name="P1">I: Unpacking libslang2:arm64...</text:p>
      <text:p text:style-name="P1">I: Unpacking libsqlite3-0:arm64...</text:p>
      <text:p text:style-name="P1">I: Unpacking libstdc++6:arm64...</text:p>
      <text:p text:style-name="P1">I: Unpacking libtasn1-6:arm64...</text:p>
      <text:p text:style-name="P1">I: Unpacking libtext-charwidth-perl...</text:p>
      <text:p text:style-name="P1">I: Unpacking libtext-iconv-perl...</text:p>
      <text:p text:style-name="P1">I: Unpacking libtext-wrapi18n-perl...</text:p>
      <text:p text:style-name="P1">I: Unpacking libusb-0.1-4:arm64...</text:p>
      <text:p text:style-name="P1">I: Unpacking libxtables11:arm64...</text:p>
      <text:p text:style-name="P1">I: Unpacking linux-base...</text:p>
      <text:p text:style-name="P1">I: Unpacking logrotate...</text:p>
      <text:p text:style-name="P1">I: Unpacking lsb-release...</text:p>
      <text:p text:style-name="P1">I: Unpacking mime-support...</text:p>
      <text:p text:style-name="P1">I: Unpacking net-tools...</text:p>
      <text:p text:style-name="P1">I: Unpacking netbase...</text:p>
      <text:p text:style-name="P1">I: Unpacking netcat-openbsd...</text:p>
      <text:p text:style-name="P1">I: Unpacking python3...</text:p>
      <text:p text:style-name="P1">I: Unpacking python3.5...</text:p>
      <text:p text:style-name="P1">I: Unpacking readline-common...</text:p>
      <text:p text:style-name="P1">I: Unpacking resolvconf...</text:p>
      <text:p text:style-name="P1">I: Unpacking rsyslog...</text:p>
      <text:p text:style-name="P1">I: Unpacking sudo...</text:p>
      <text:p text:style-name="P1"><text:soft-page-break/>I: Unpacking ubuntu-keyring...</text:p>
      <text:p text:style-name="P1">I: Unpacking ubuntu-minimal...</text:p>
      <text:p text:style-name="P1">I: Unpacking ucf...</text:p>
      <text:p text:style-name="P1">I: Unpacking udev...</text:p>
      <text:p text:style-name="P1">I: Unpacking ureadahead...</text:p>
      <text:p text:style-name="P1">I: Unpacking vim-common...</text:p>
      <text:p text:style-name="P1">I: Unpacking vim-tiny...</text:p>
      <text:p text:style-name="P1">I: Unpacking whiptail...</text:p>
      <text:p text:style-name="P1">I: Unpacking xkb-data...</text:p>
      <text:p text:style-name="P1">I: Configuring the base system...</text:p>
      <text:p text:style-name="P1">I: Configuring readline-common...</text:p>
      <text:p text:style-name="P1">I: Configuring libnettle6:arm64...</text:p>
      <text:p text:style-name="P1">I: Configuring cpio...</text:p>
      <text:p text:style-name="P1">I: Configuring libpopt0:arm64...</text:p>
      <text:p text:style-name="P1">I: Configuring kmod...</text:p>
      <text:p text:style-name="P1">I: Configuring libestr0...</text:p>
      <text:p text:style-name="P1">I: Configuring less...</text:p>
      <text:p text:style-name="P1">I: Configuring libisc-export160...</text:p>
      <text:p text:style-name="P1">I: Configuring liblz4-1:arm64...</text:p>
      <text:p text:style-name="P1">I: Configuring mime-support...</text:p>
      <text:p text:style-name="P1">I: Configuring sudo...</text:p>
      <text:p text:style-name="P1">I: Configuring isc-dhcp-common...</text:p>
      <text:p text:style-name="P1">I: Configuring libklibc...</text:p>
      <text:p text:style-name="P1">I: Configuring gpgv...</text:p>
      <text:p text:style-name="P1">I: Configuring xkb-data...</text:p>
      <text:p text:style-name="P1">I: Configuring linux-base...</text:p>
      <text:p text:style-name="P1">I: Configuring libxtables11:arm64...</text:p>
      <text:p text:style-name="P1">I: Configuring libdns-export162...</text:p>
      <text:p text:style-name="P1">I: Configuring distro-info-data...</text:p>
      <text:p text:style-name="P1">I: Configuring libbsd0:arm64...</text:p>
      <text:p text:style-name="P1">I: Configuring libpng12-0:arm64...</text:p>
      <text:p text:style-name="P1">I: Configuring ucf...</text:p>
      <text:p text:style-name="P1">I: Configuring libtasn1-6:arm64...</text:p>
      <text:p text:style-name="P1">I: Configuring bzip2...</text:p>
      <text:p text:style-name="P1">I: Configuring libmagic1:arm64...</text:p>
      <text:p text:style-name="P1">I: Configuring netcat-openbsd...</text:p>
      <text:p text:style-name="P1">I: Configuring busybox-initramfs...</text:p>
      <text:p text:style-name="P1">I: Configuring libgmp10:arm64...</text:p>
      <text:p text:style-name="P1">I: Configuring libatm1:arm64...</text:p>
      <text:p text:style-name="P1">I: Configuring udev...</text:p>
      <text:p text:style-name="P1">I: Configuring libtext-iconv-perl...</text:p>
      <text:p text:style-name="P1">I: Configuring vim-common...</text:p>
      <text:p text:style-name="P1">I: Configuring libsqlite3-0:arm64...</text:p>
      <text:p text:style-name="P1">I: Configuring libfribidi0:arm64...</text:p>
      <text:p text:style-name="P1">I: Configuring liblocale-gettext-perl...</text:p>
      <text:p text:style-name="P1">I: Configuring libffi6:arm64...</text:p>
      <text:p text:style-name="P1">I: Configuring libtext-charwidth-perl...</text:p>
      <text:p text:style-name="P1">I: Configuring initramfs-tools-bin...</text:p>
      <text:p text:style-name="P1">I: Configuring net-tools...</text:p>
      <text:p text:style-name="P1">I: Configuring libslang2:arm64...</text:p>
      <text:p text:style-name="P1">I: Configuring cron...</text:p>
      <text:p text:style-name="P1">I: Configuring libmnl0:arm64...</text:p>
      <text:p text:style-name="P1"><text:soft-page-break/>I: Configuring libusb-0.1-4:arm64...</text:p>
      <text:p text:style-name="P1">I: Configuring libnih1:arm64...</text:p>
      <text:p text:style-name="P1">I: Configuring logrotate...</text:p>
      <text:p text:style-name="P1">I: Configuring libidn11:arm64...</text:p>
      <text:p text:style-name="P1">I: Configuring libmpdec2:arm64...</text:p>
      <text:p text:style-name="P1">I: Configuring ubuntu-keyring...</text:p>
      <text:p text:style-name="P1">I: Configuring libreadline6:arm64...</text:p>
      <text:p text:style-name="P1">I: Configuring gcc-5-base:arm64...</text:p>
      <text:p text:style-name="P1">I: Configuring libjson-c2:arm64...</text:p>
      <text:p text:style-name="P1">I: Configuring eject...</text:p>
      <text:p text:style-name="P1">I: Configuring netbase...</text:p>
      <text:p text:style-name="P1">I: Configuring vim-tiny...</text:p>
      <text:p text:style-name="P1">I: Configuring keyboard-configuration...</text:p>
      <text:p text:style-name="P1">I: Configuring klibc-utils...</text:p>
      <text:p text:style-name="P1">I: Configuring ureadahead...</text:p>
      <text:p text:style-name="P1">I: Configuring initramfs-tools-core...</text:p>
      <text:p text:style-name="P1">I: Configuring libpython3.5-stdlib:arm64...</text:p>
      <text:p text:style-name="P1">I: Configuring gnupg...</text:p>
      <text:p text:style-name="P1">I: Configuring initramfs-tools...</text:p>
      <text:p text:style-name="P1">I: Configuring file...</text:p>
      <text:p text:style-name="P1">I: Configuring iproute2...</text:p>
      <text:p text:style-name="P1">I: Configuring isc-dhcp-client...</text:p>
      <text:p text:style-name="P1">I: Configuring libhogweed4:arm64...</text:p>
      <text:p text:style-name="P1">I: Configuring libtext-wrapi18n-perl...</text:p>
      <text:p text:style-name="P1">I: Configuring libp11-kit0:arm64...</text:p>
      <text:p text:style-name="P1">I: Configuring libstdc++6:arm64...</text:p>
      <text:p text:style-name="P1">I: Configuring libnewt0.52:arm64...</text:p>
      <text:p text:style-name="P1">I: Configuring rsyslog...</text:p>
      <text:p text:style-name="P1">I: Configuring python3.5...</text:p>
      <text:p text:style-name="P1">I: Configuring libpython3-stdlib:arm64...</text:p>
      <text:p text:style-name="P1">I: Configuring libapt-pkg5.0:arm64...</text:p>
      <text:p text:style-name="P1">I: Configuring libapt-inst2.0:arm64...</text:p>
      <text:p text:style-name="P1">I: Configuring ifupdown...</text:p>
      <text:p text:style-name="P1">I: Configuring debconf-i18n...</text:p>
      <text:p text:style-name="P1">I: Configuring whiptail...</text:p>
      <text:p text:style-name="P1">I: Configuring libgnutls30:arm64...</text:p>
      <text:p text:style-name="P1">I: Configuring libgnutls-openssl27:arm64...</text:p>
      <text:p text:style-name="P1">I: Configuring apt...</text:p>
      <text:p text:style-name="P1">I: Configuring resolvconf...</text:p>
      <text:p text:style-name="P1">I: Configuring iputils-ping...</text:p>
      <text:p text:style-name="P1">I: Configuring apt-utils...</text:p>
      <text:p text:style-name="P1">I: Configuring kbd...</text:p>
      <text:p text:style-name="P1">I: Configuring console-setup-linux...</text:p>
      <text:p text:style-name="P1">I: Configuring console-setup...</text:p>
      <text:p text:style-name="P1">I: Configuring python3...</text:p>
      <text:p text:style-name="P1">I: Configuring lsb-release...</text:p>
      <text:p text:style-name="P1">I: Configuring ubuntu-minimal...</text:p>
      <text:p text:style-name="P1">I: Configuring dh-python...</text:p>
      <text:p text:style-name="P1">I: Configuring libc-bin...</text:p>
      <text:p text:style-name="P1">I: Configuring systemd...</text:p>
      <text:p text:style-name="P1">I: Configuring initramfs-tools...</text:p>
      <text:p text:style-name="P1">I: Configuring ureadahead...</text:p>
      <text:p text:style-name="P1"><text:soft-page-break/>I: Configuring resolvconf...</text:p>
      <text:p text:style-name="P1">I: Base system installed successfu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8:52:13.853845632</meta:creation-date>
    <dc:date>2019-05-06T18:53:25.565972992</dc:date>
    <meta:editing-duration>PT1M12S</meta:editing-duration>
    <meta:editing-cycles>1</meta:editing-cycles>
    <meta:document-statistic meta:table-count="0" meta:image-count="0" meta:object-count="0" meta:page-count="17" meta:paragraph-count="832" meta:word-count="2914" meta:character-count="27744" meta:non-whitespace-character-count="25643"/>
    <meta:generator>LibreOffice/5.1.6.2$Linux_X86_64 LibreOffice_project/10m0$Build-2</meta:generator>
  </office:meta>
</office:document-meta>
</file>